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Times" svg:font-family="Times"/>
    <style:font-face style:name="Times New Roman" svg:font-family="'Times New Roman'"/>
    <style:font-face style:name="Trebuchet MS" svg:font-family="'Trebuchet MS'"/>
    <style:font-face style:name="trebuchet ms" svg:font-family="'trebuchet ms', sans-serif"/>
  </office:font-face-decls>
  <office:automatic-styles>
    <style:style style:name="Table1" style:family="table">
      <style:table-properties style:width="11.666in" table:align="center"/>
    </style:style>
    <style:style style:name="Table1.A" style:family="table-column">
      <style:table-column-properties style:column-width="11.666in"/>
    </style:style>
    <style:style style:name="Table1.A1" style:family="table-cell">
      <style:table-cell-properties fo:padding-left="0.0354in" fo:padding-right="0.0382in" fo:padding-top="0.0382in" fo:padding-bottom="0.0382in" fo:border="1pt solid #000001"/>
    </style:style>
    <style:style style:name="Table1.A2" style:family="table-cell">
      <style:table-cell-properties fo:padding-left="0.0354in" fo:padding-right="0.0382in" fo:padding-top="0in" fo:padding-bottom="0.0382in" fo:border-left="1pt solid #000001" fo:border-right="1pt solid #000001" fo:border-top="none" fo:border-bottom="1pt solid #000001"/>
    </style:style>
    <style:style style:name="Table1.A3" style:family="table-cell">
      <style:table-cell-properties fo:background-color="#ff9900" fo:padding-left="0.0354in" fo:padding-right="0.0382in" fo:padding-top="0in" fo:padding-bottom="0.0382in" fo:border-left="1pt solid #000001" fo:border-right="1pt solid #000001" fo:border-top="none" fo:border-bottom="1pt solid #000001">
        <style:background-image/>
      </style:table-cell-properties>
    </style:style>
    <style:style style:name="Table1.A4" style:family="table-cell">
      <style:table-cell-properties fo:background-color="#ffcc99" fo:padding-left="0.0354in" fo:padding-right="0.0382in" fo:padding-top="0in" fo:padding-bottom="0.0382in" fo:border-left="1pt solid #000001" fo:border-right="1pt solid #000001" fo:border-top="none" fo:border-bottom="1pt solid #000001">
        <style:background-image/>
      </style:table-cell-properties>
    </style:style>
    <style:style style:name="Table1.A5" style:family="table-cell">
      <style:table-cell-properties fo:background-color="#ccffff" fo:padding-left="0.0354in" fo:padding-right="0.0382in" fo:padding-top="0in" fo:padding-bottom="0.0382in" fo:border-left="1pt solid #000001" fo:border-right="1pt solid #000001" fo:border-top="none" fo:border-bottom="1pt solid #000001">
        <style:background-image/>
      </style:table-cell-properties>
    </style:style>
    <style:style style:name="Table1.A7" style:family="table-cell">
      <style:table-cell-properties fo:background-color="#ffcc99" fo:padding-left="0.0354in" fo:padding-right="0.0382in" fo:padding-top="0in" fo:padding-bottom="0.0382in" fo:border-left="1pt solid #000001" fo:border-right="1pt solid #000001" fo:border-top="none" fo:border-bottom="1pt solid #ccffcc">
        <style:background-image/>
      </style:table-cell-properties>
    </style:style>
    <style:style style:name="Table1.A8" style:family="table-cell">
      <style:table-cell-properties fo:background-color="#ccffff" fo:padding-left="0.0354in" fo:padding-right="0.0382in" fo:padding-top="0in" fo:padding-bottom="0.0382in" fo:border-left="1pt solid #ccffcc" fo:border-right="1pt solid #ccffcc" fo:border-top="none" fo:border-bottom="1pt solid #ccffcc">
        <style:background-image/>
      </style:table-cell-properties>
    </style:style>
    <style:style style:name="Table1.A13" style:family="table-cell">
      <style:table-cell-properties fo:background-color="#ffff99" fo:padding-left="0.0354in" fo:padding-right="0.0382in" fo:padding-top="0in" fo:padding-bottom="0.0382in" fo:border-left="1pt solid #000001" fo:border-right="1pt solid #000001" fo:border-top="none" fo:border-bottom="1pt solid #000001">
        <style:background-image/>
      </style:table-cell-properties>
    </style:style>
    <style:style style:name="Table1.A16" style:family="table-cell">
      <style:table-cell-properties fo:background-color="#ffffff" fo:padding-left="0.0354in" fo:padding-right="0.0382in" fo:padding-top="0in" fo:padding-bottom="0.0382in" fo:border-left="1pt solid #000001" fo:border-right="1pt solid #000001" fo:border-top="none" fo:border-bottom="1pt solid #000001">
        <style:background-image/>
      </style:table-cell-properties>
    </style:style>
    <style:style style:name="Table1.A22" style:family="table-cell">
      <style:table-cell-properties fo:background-color="#f3f3f3" fo:padding-left="0.0354in" fo:padding-right="0.0382in" fo:padding-top="0in" fo:padding-bottom="0.0382in" fo:border-left="1pt solid #000001" fo:border-right="1pt solid #000001" fo:border-top="none" fo:border-bottom="1pt solid #000001">
        <style:background-image/>
      </style:table-cell-properties>
    </style:style>
    <style:style style:name="P1" style:family="paragraph" style:parent-style-name="Heading_20_1">
      <style:paragraph-properties fo:margin-left="0in" fo:margin-right="0in" fo:margin-top="0in" fo:margin-bottom="0in" style:contextual-spacing="false" fo:text-indent="0in" style:auto-text-indent="false"/>
    </style:style>
    <style:style style:name="P2" style:family="paragraph" style:parent-style-name="Heading_20_1">
      <style:paragraph-properties fo:margin-left="0in" fo:margin-right="0in" fo:margin-top="0in" fo:margin-bottom="0in" style:contextual-spacing="false" fo:text-align="justify" style:justify-single-word="false" fo:text-indent="0in" style:auto-text-indent="false"/>
      <style:text-properties fo:color="#345a8a" loext:opacity="100%" style:font-name="Calibri" fo:font-size="16pt" fo:font-weight="bold"/>
    </style:style>
    <style:style style:name="P3" style:family="paragraph" style:parent-style-name="Heading_20_1">
      <style:paragraph-properties fo:margin-left="0in" fo:margin-right="0in" fo:margin-top="0.3335in" fo:margin-bottom="0in" style:contextual-spacing="false" fo:text-align="center" style:justify-single-word="false" fo:text-indent="0in" style:auto-text-indent="false"/>
      <style:text-properties fo:color="#345a8a" loext:opacity="100%"/>
    </style:style>
    <style:style style:name="P4" style:family="paragraph" style:parent-style-name="Heading_20_2">
      <style:paragraph-properties fo:margin-left="0in" fo:margin-right="0in" fo:text-indent="0in" style:auto-text-indent="false"/>
      <style:text-properties fo:color="#000099" loext:opacity="100%" style:font-name="Trebuchet MS" fo:font-size="12pt" style:text-underline-style="solid" style:text-underline-width="auto" style:text-underline-color="font-color" fo:font-weight="bold"/>
    </style:style>
    <style:style style:name="P5" style:family="paragraph" style:parent-style-name="Heading_20_2">
      <style:paragraph-properties fo:margin-left="0in" fo:margin-right="0in" fo:text-indent="0in" style:auto-text-indent="false"/>
      <style:text-properties fo:color="#000099" loext:opacity="100%" style:font-name="Trebuchet MS" fo:font-size="12pt" fo:font-weight="normal"/>
    </style:style>
    <style:style style:name="P6" style:family="paragraph" style:parent-style-name="Heading_20_2">
      <style:paragraph-properties fo:margin-left="0in" fo:margin-right="0in" fo:text-indent="0in" style:auto-text-indent="false"/>
      <style:text-properties style:font-name="Times" fo:font-size="18pt" fo:font-weight="bold"/>
    </style:style>
    <style:style style:name="P7" style:family="paragraph" style:parent-style-name="Heading_20_5">
      <style:paragraph-properties fo:margin-left="0in" fo:margin-right="0in" fo:margin-top="0.139in" fo:margin-bottom="0in" style:contextual-spacing="false" fo:text-indent="0in" style:auto-text-indent="false"/>
      <style:text-properties fo:color="#243f60" loext:opacity="100%"/>
    </style:style>
    <style:style style:name="P8" style:family="paragraph" style:parent-style-name="Table_20_Contents">
      <style:paragraph-properties fo:margin-left="0in" fo:margin-right="0in" fo:margin-top="0in" fo:margin-bottom="0.1665in" style:contextual-spacing="false" fo:text-indent="0in" style:auto-text-indent="false"/>
    </style:style>
    <style:style style:name="P9" style:family="paragraph" style:parent-style-name="Table_20_Contents">
      <style:paragraph-properties fo:margin-left="0in" fo:margin-right="0in" fo:margin-top="0in" fo:margin-bottom="0in" style:contextual-spacing="false" fo:text-indent="0in" style:auto-text-indent="false"/>
    </style:style>
    <style:style style:name="P10" style:family="paragraph" style:parent-style-name="Table_20_Contents">
      <style:paragraph-properties fo:margin-left="0in" fo:margin-right="0in" fo:margin-top="0in" fo:margin-bottom="0in" style:contextual-spacing="false" fo:text-align="justify" style:justify-single-word="false" fo:text-indent="0in" style:auto-text-indent="false"/>
      <style:text-properties fo:color="#000090" loext:opacity="100%" style:font-name="Trebuchet MS" fo:font-size="14pt" fo:font-style="italic" style:text-underline-style="solid" style:text-underline-width="auto" style:text-underline-color="font-color"/>
    </style:style>
    <style:style style:name="P11" style:family="paragraph" style:parent-style-name="Table_20_Contents">
      <style:paragraph-properties fo:margin-left="0in" fo:margin-right="0in" fo:margin-top="0in" fo:margin-bottom="0in" style:contextual-spacing="false" style:line-height-at-least="0.2083in" fo:text-align="justify" style:justify-single-word="false" fo:text-indent="0in" style:auto-text-indent="false"/>
    </style:style>
    <style:style style:name="P12" style:family="paragraph" style:parent-style-name="Table_20_Contents">
      <style:paragraph-properties fo:margin-left="0in" fo:margin-right="0in" fo:margin-top="0in" fo:margin-bottom="0in" style:contextual-spacing="false" fo:text-indent="0in" style:auto-text-indent="false"/>
      <style:text-properties style:font-name="Liberation Serif1" fo:font-size="12pt"/>
    </style:style>
    <style:style style:name="P13" style:family="paragraph" style:parent-style-name="Table_20_Contents">
      <style:paragraph-properties fo:margin-left="0in" fo:margin-right="0in" fo:margin-top="0in" fo:margin-bottom="0in" style:contextual-spacing="false" fo:text-align="justify" style:justify-single-word="false" fo:text-indent="0in" style:auto-text-indent="false"/>
      <style:text-properties style:font-name="Liberation Serif1" fo:font-size="12pt"/>
    </style:style>
    <style:style style:name="P14"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style:font-name="Liberation Serif1" fo:font-size="12pt"/>
    </style:style>
    <style:style style:name="P15" style:family="paragraph" style:parent-style-name="Table_20_Contents">
      <style:paragraph-properties fo:margin-left="0in" fo:margin-right="0in" fo:margin-top="0in" fo:margin-bottom="0in" style:contextual-spacing="false" fo:text-indent="0in" style:auto-text-indent="false"/>
      <style:text-properties style:font-name="Trebuchet MS" fo:font-size="12pt"/>
    </style:style>
    <style:style style:name="P16" style:family="paragraph" style:parent-style-name="Table_20_Contents">
      <style:paragraph-properties fo:margin-left="0in" fo:margin-right="0in" fo:margin-top="0in" fo:margin-bottom="0in" style:contextual-spacing="false" fo:text-align="justify" style:justify-single-word="false" fo:text-indent="0in" style:auto-text-indent="false"/>
      <style:text-properties style:font-name="Trebuchet MS" fo:font-size="10pt"/>
    </style:style>
    <style:style style:name="P17" style:family="paragraph" style:parent-style-name="Table_20_Contents">
      <style:paragraph-properties fo:margin-left="0in" fo:margin-right="0in" fo:margin-top="0in" fo:margin-bottom="0in" style:contextual-spacing="false" fo:text-align="justify" style:justify-single-word="false" fo:text-indent="0in" style:auto-text-indent="false"/>
      <style:text-properties style:font-name="Trebuchet MS" fo:font-size="10.5pt"/>
    </style:style>
    <style:style style:name="P18" style:family="paragraph" style:parent-style-name="Table_20_Contents">
      <style:paragraph-properties fo:margin-left="0in" fo:margin-right="0in" fo:margin-top="0in" fo:margin-bottom="0.1965in" style:contextual-spacing="false" fo:text-indent="0in" style:auto-text-indent="false"/>
      <style:text-properties style:font-name="Trebuchet MS" fo:font-size="11pt"/>
    </style:style>
    <style:style style:name="P19" style:family="paragraph" style:parent-style-name="Table_20_Contents">
      <style:paragraph-properties fo:margin-left="0in" fo:margin-right="0in" fo:margin-top="0in" fo:margin-bottom="0in" style:contextual-spacing="false" fo:text-indent="0in" style:auto-text-indent="false"/>
      <style:text-properties style:font-name="Trebuchet MS" fo:font-size="11pt"/>
    </style:style>
    <style:style style:name="P20" style:family="paragraph" style:parent-style-name="Table_20_Contents">
      <style:paragraph-properties fo:margin-left="0in" fo:margin-right="0in" fo:margin-top="0in" fo:margin-bottom="0.1965in" style:contextual-spacing="false" fo:text-indent="0in" style:auto-text-indent="false"/>
      <style:text-properties style:font-name="Trebuchet MS" fo:font-size="11pt" fo:font-style="italic" fo:font-weight="bold"/>
    </style:style>
    <style:style style:name="P21" style:family="paragraph" style:parent-style-name="Table_20_Contents" style:list-style-name="L1">
      <style:paragraph-properties fo:margin-left="0in" fo:margin-right="0in" fo:margin-top="0in" fo:margin-bottom="0in" style:contextual-spacing="false" fo:text-indent="0in" style:auto-text-indent="false"/>
      <style:text-properties style:font-name="Trebuchet MS" fo:font-size="11pt"/>
    </style:style>
    <style:style style:name="P22" style:family="paragraph" style:parent-style-name="Table_20_Contents">
      <style:paragraph-properties fo:margin-left="0in" fo:margin-right="0in" fo:margin-top="0in" fo:margin-bottom="0in" style:contextual-spacing="false" fo:text-align="justify" style:justify-single-word="false" fo:text-indent="0in" style:auto-text-indent="false"/>
    </style:style>
    <style:style style:name="P23" style:family="paragraph" style:parent-style-name="Table_20_Contents">
      <style:paragraph-properties fo:margin-left="3.9366in" fo:margin-right="0in" fo:margin-top="0in" fo:margin-bottom="0in" style:contextual-spacing="false" fo:text-align="justify" style:justify-single-word="false" fo:text-indent="0in" style:auto-text-indent="false"/>
    </style:style>
    <style:style style:name="P24" style:family="paragraph" style:parent-style-name="Table_20_Contents">
      <style:paragraph-properties fo:margin-left="0.5in" fo:margin-right="0in" fo:margin-top="0in" fo:margin-bottom="0in" style:contextual-spacing="false" fo:text-align="justify" style:justify-single-word="false" fo:text-indent="0in" style:auto-text-indent="false"/>
    </style:style>
    <style:style style:name="P25" style:family="paragraph" style:parent-style-name="Table_20_Contents">
      <style:paragraph-properties fo:margin-left="0in" fo:margin-right="0in" fo:margin-top="0in" fo:margin-bottom="0.1965in" style:contextual-spacing="false" fo:text-align="center" style:justify-single-word="false" fo:text-indent="0in" style:auto-text-indent="false"/>
    </style:style>
    <style:style style:name="P26" style:family="paragraph" style:parent-style-name="Table_20_Contents">
      <style:paragraph-properties fo:margin-left="0in" fo:margin-right="0in" fo:margin-top="0in" fo:margin-bottom="0in" style:contextual-spacing="false" fo:text-align="center" style:justify-single-word="false" fo:text-indent="0in" style:auto-text-indent="false"/>
    </style:style>
    <style:style style:name="P27" style:family="paragraph" style:parent-style-name="Table_20_Contents">
      <style:paragraph-properties fo:margin-left="0in" fo:margin-right="0in" fo:margin-top="0in" fo:margin-bottom="0.1965in" style:contextual-spacing="false" fo:text-align="center" style:justify-single-word="false" fo:text-indent="0in" style:auto-text-indent="false"/>
      <style:text-properties fo:color="#000080" loext:opacity="100%"/>
    </style:style>
    <style:style style:name="P28" style:family="paragraph" style:parent-style-name="Table_20_Contents">
      <style:paragraph-properties fo:margin-left="0in" fo:margin-right="0in" fo:margin-top="0in" fo:margin-bottom="0.1965in" style:contextual-spacing="false" fo:text-align="center" style:justify-single-word="false" fo:text-indent="0in" style:auto-text-indent="false"/>
      <style:text-properties fo:color="#800080" loext:opacity="100%" style:font-name="Trebuchet MS" fo:font-size="12pt" fo:font-weight="bold"/>
    </style:style>
    <style:style style:name="P29" style:family="paragraph" style:parent-style-name="Table_20_Contents">
      <style:paragraph-properties fo:margin-left="0in" fo:margin-right="0in" fo:margin-top="0in" fo:margin-bottom="0in" style:contextual-spacing="false" fo:text-indent="0in" style:auto-text-indent="false"/>
      <style:text-properties fo:color="#000099" loext:opacity="100%"/>
    </style:style>
    <style:style style:name="P30" style:family="paragraph" style:parent-style-name="Table_20_Contents">
      <style:paragraph-properties fo:margin-left="0in" fo:margin-right="0in" fo:margin-top="0in" fo:margin-bottom="0in" style:contextual-spacing="false" fo:text-align="justify" style:justify-single-word="false" fo:text-indent="0in" style:auto-text-indent="false"/>
      <style:text-properties fo:color="#000099" loext:opacity="100%" style:font-name="Trebuchet MS" fo:font-size="14pt" fo:font-weight="bold"/>
    </style:style>
    <style:style style:name="P31"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fo:color="#000099" loext:opacity="100%" style:font-name="Trebuchet MS" fo:font-size="14pt" fo:font-weight="bold"/>
    </style:style>
    <style:style style:name="P32" style:family="paragraph" style:parent-style-name="Table_20_Contents">
      <style:paragraph-properties fo:margin-left="0in" fo:margin-right="0in" fo:margin-top="0in" fo:margin-bottom="0in" style:contextual-spacing="false" fo:text-align="justify" style:justify-single-word="false" fo:text-indent="0in" style:auto-text-indent="false"/>
      <style:text-properties fo:color="#000099" loext:opacity="100%" style:font-name="Trebuchet MS" fo:font-size="10pt"/>
    </style:style>
    <style:style style:name="P33" style:family="paragraph" style:parent-style-name="Table_20_Contents">
      <style:paragraph-properties fo:margin-left="0in" fo:margin-right="0in" fo:margin-top="0in" fo:margin-bottom="0in" style:contextual-spacing="false" fo:text-align="justify" style:justify-single-word="false" fo:text-indent="0in" style:auto-text-indent="false"/>
      <style:text-properties fo:color="#000099" loext:opacity="100%" style:font-name="Trebuchet MS" fo:font-size="9pt" fo:font-style="italic"/>
    </style:style>
    <style:style style:name="P34" style:family="paragraph" style:parent-style-name="Table_20_Contents">
      <style:paragraph-properties fo:margin-left="0in" fo:margin-right="0in" fo:margin-top="0in" fo:margin-bottom="0in" style:contextual-spacing="false" fo:text-align="justify" style:justify-single-word="false" fo:text-indent="0in" style:auto-text-indent="false"/>
      <style:text-properties fo:color="#000099" loext:opacity="100%" style:font-name="Trebuchet MS" fo:font-size="9pt"/>
    </style:style>
    <style:style style:name="P35"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fo:color="#000099" loext:opacity="100%"/>
    </style:style>
    <style:style style:name="P36" style:family="paragraph" style:parent-style-name="Table_20_Contents">
      <style:paragraph-properties fo:margin-left="0in" fo:margin-right="0in" fo:margin-top="0in" fo:margin-bottom="0in" style:contextual-spacing="false" fo:text-align="justify" style:justify-single-word="false" fo:text-indent="0in" style:auto-text-indent="false"/>
      <style:text-properties fo:color="#000099" loext:opacity="100%"/>
    </style:style>
    <style:style style:name="P37" style:family="paragraph" style:parent-style-name="Table_20_Contents">
      <style:paragraph-properties fo:margin-left="0in" fo:margin-right="0in" fo:margin-top="0.111in" fo:margin-bottom="0in" style:contextual-spacing="false" fo:text-align="justify" style:justify-single-word="false" fo:text-indent="0in" style:auto-text-indent="false"/>
      <style:text-properties fo:color="#000099" loext:opacity="100%"/>
    </style:style>
    <style:style style:name="P38" style:family="paragraph" style:parent-style-name="Table_20_Contents">
      <style:paragraph-properties fo:margin-left="0in" fo:margin-right="0in" fo:margin-top="0in" fo:margin-bottom="0.1665in" style:contextual-spacing="false" style:line-height-at-least="0.1945in" fo:text-indent="0in" style:auto-text-indent="false"/>
    </style:style>
    <style:style style:name="P39" style:family="paragraph" style:parent-style-name="Table_20_Contents">
      <loext:graphic-properties draw:fill="solid" draw:fill-color="#ffffff" draw:opacity="100%"/>
      <style:paragraph-properties fo:margin-left="0in" fo:margin-right="0in" fo:margin-top="0in" fo:margin-bottom="0.1965in" style:contextual-spacing="false" style:line-height-at-least="0.1945in" fo:text-align="center" style:justify-single-word="false" fo:text-indent="0in" style:auto-text-indent="false" fo:background-color="#ffffff"/>
    </style:style>
    <style:style style:name="P40" style:family="paragraph" style:parent-style-name="Table_20_Contents">
      <style:paragraph-properties fo:margin-left="2.6528in" fo:margin-right="0in" fo:margin-top="0in" fo:margin-bottom="0in" style:contextual-spacing="false" fo:text-indent="0.2972in" style:auto-text-indent="false"/>
    </style:style>
    <style:style style:name="P41" style:family="paragraph" style:parent-style-name="Table_20_Contents">
      <style:paragraph-properties fo:margin-left="0in" fo:margin-right="0in" fo:margin-top="0in" fo:margin-bottom="0in" style:contextual-spacing="false" style:line-height-at-least="0.1945in" fo:text-align="center" style:justify-single-word="false" fo:text-indent="0in" style:auto-text-indent="false"/>
      <style:text-properties fo:color="#000000" loext:opacity="100%" style:font-name="Trebuchet MS" fo:font-size="12pt" style:text-underline-style="solid" style:text-underline-width="auto" style:text-underline-color="font-color" fo:font-weight="bold"/>
    </style:style>
    <style:style style:name="P42" style:family="paragraph" style:parent-style-name="Table_20_Contents">
      <style:paragraph-properties fo:margin-left="0in" fo:margin-right="0in" fo:margin-top="0in" fo:margin-bottom="0.0972in" style:contextual-spacing="false" style:line-height-at-least="0.1945in" fo:text-align="center" style:justify-single-word="false" fo:text-indent="0in" style:auto-text-indent="false"/>
      <style:text-properties fo:color="#000000" loext:opacity="100%" style:font-name="Trebuchet MS" fo:font-size="12pt" fo:font-weight="bold"/>
    </style:style>
    <style:style style:name="P43" style:family="paragraph" style:parent-style-name="Table_20_Contents">
      <style:paragraph-properties fo:margin-left="0in" fo:margin-right="0in" fo:margin-top="0in" fo:margin-bottom="0in" style:contextual-spacing="false" style:line-height-at-least="0.1945in" fo:text-align="center" style:justify-single-word="false" fo:text-indent="0in" style:auto-text-indent="false"/>
      <style:text-properties fo:color="#000000" loext:opacity="100%" style:font-name="Trebuchet MS" fo:font-size="10pt" style:text-underline-style="solid" style:text-underline-width="auto" style:text-underline-color="font-color" fo:font-weight="bold"/>
    </style:style>
    <style:style style:name="P44" style:family="paragraph" style:parent-style-name="Table_20_Contents">
      <style:paragraph-properties fo:margin-left="0in" fo:margin-right="0in" fo:margin-top="0in" fo:margin-bottom="0.0972in" style:contextual-spacing="false" style:line-height-at-least="0.1945in" fo:text-align="center" style:justify-single-word="false" fo:text-indent="0in" style:auto-text-indent="false"/>
      <style:text-properties fo:color="#000000" loext:opacity="100%" style:font-name="Trebuchet MS" fo:font-size="14pt"/>
    </style:style>
    <style:style style:name="P45" style:family="paragraph" style:parent-style-name="Table_20_Contents">
      <style:paragraph-properties fo:margin-left="0.4457in" fo:margin-right="0in" fo:margin-top="0in" fo:margin-bottom="0in" style:contextual-spacing="false" style:line-height-at-least="0.2083in" fo:text-align="justify" style:justify-single-word="false" fo:text-indent="0in" style:auto-text-indent="false"/>
      <style:text-properties fo:color="#000000" loext:opacity="100%" style:text-line-through-style="none" style:text-line-through-type="none" style:text-underline-style="none" style:text-blinking="false"/>
    </style:style>
    <style:style style:name="P46" style:family="paragraph" style:parent-style-name="Table_20_Contents">
      <style:paragraph-properties fo:margin-left="0in" fo:margin-right="0in" fo:margin-top="0in" fo:margin-bottom="0.0972in" style:contextual-spacing="false" style:line-height-at-least="0.1945in" fo:text-align="center" style:justify-single-word="false" fo:text-indent="0in" style:auto-text-indent="false"/>
      <style:text-properties fo:color="#000000" loext:opacity="100%"/>
    </style:style>
    <style:style style:name="P47" style:family="paragraph" style:parent-style-name="Table_20_Contents">
      <style:paragraph-properties fo:margin-left="0in" fo:margin-right="0in" fo:margin-top="0in" fo:margin-bottom="0.1965in" style:contextual-spacing="false" fo:text-indent="0in" style:auto-text-indent="false"/>
      <style:text-properties style:font-name="Times" fo:font-size="10pt"/>
    </style:style>
    <style:style style:name="P48" style:family="paragraph" style:parent-style-name="Table_20_Contents">
      <style:paragraph-properties fo:margin-left="0in" fo:margin-right="0in" fo:margin-top="0in" fo:margin-bottom="0.0972in" style:contextual-spacing="false" style:line-height-at-least="0.1945in" fo:text-align="justify" style:justify-single-word="false" fo:text-indent="0in" style:auto-text-indent="false"/>
      <style:text-properties style:font-name="Times" fo:font-size="10pt"/>
    </style:style>
    <style:style style:name="P49" style:family="paragraph" style:parent-style-name="Table_20_Contents">
      <loext:graphic-properties draw:fill="solid" draw:fill-color="#ffffff" draw:opacity="100%"/>
      <style:paragraph-properties fo:margin-left="0in" fo:margin-right="0in" fo:margin-top="0in" fo:margin-bottom="0.1965in" style:contextual-spacing="false" style:line-height-at-least="0.1945in" fo:text-align="center" style:justify-single-word="false" fo:text-indent="0in" style:auto-text-indent="false" fo:background-color="#ffffff"/>
      <style:text-properties style:font-name="Times" fo:font-size="10pt"/>
    </style:style>
    <style:style style:name="P50" style:family="paragraph" style:parent-style-name="Table_20_Contents">
      <style:paragraph-properties fo:margin-left="0in" fo:margin-right="0in" fo:margin-top="0in" fo:margin-bottom="0.1965in" style:contextual-spacing="false" fo:text-indent="0in" style:auto-text-indent="false"/>
      <style:text-properties style:font-name="trebuchet ms" fo:font-size="10pt"/>
    </style:style>
    <style:style style:name="P51" style:family="paragraph" style:parent-style-name="Table_20_Contents">
      <style:paragraph-properties fo:margin-left="0in" fo:margin-right="0in" fo:margin-top="0in" fo:margin-bottom="0in" style:contextual-spacing="false" fo:text-indent="0in" style:auto-text-indent="false"/>
      <style:text-properties fo:color="#252424" loext:opacity="100%" style:font-name="Trebuchet MS" fo:font-size="11pt"/>
    </style:style>
    <style:style style:name="P52"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style>
    <style:style style:name="P53"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color="#17365d" loext:opacity="100%" style:font-name="Trebuchet MS" fo:font-size="8pt" fo:language="en" fo:country="US"/>
    </style:style>
    <style:style style:name="P54"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color="#17365d" loext:opacity="100%"/>
    </style:style>
    <style:style style:name="P55" style:family="paragraph" style:parent-style-name="Text_20_body">
      <style:paragraph-properties fo:margin-left="0.4165in" fo:margin-right="0in" fo:margin-top="0in" fo:margin-bottom="0in" style:contextual-spacing="false" fo:text-align="justify" style:justify-single-word="false" fo:text-indent="0in" style:auto-text-indent="false" style:writing-mode="lr-tb"/>
      <style:text-properties style:font-name="Cambria" fo:font-size="12pt" fo:language="en" fo:country="US"/>
    </style:style>
    <style:style style:name="P56" style:family="paragraph" style:parent-style-name="Text_20_body">
      <style:paragraph-properties style:writing-mode="lr-tb"/>
    </style:style>
    <style:style style:name="T1" style:family="text">
      <style:text-properties fo:font-variant="normal" fo:text-transform="none" fo:color="#000090" loext:opacity="100%"/>
    </style:style>
    <style:style style:name="T2" style:family="text">
      <style:text-properties fo:font-variant="normal" fo:text-transform="none" fo:color="#000099" loext:opacity="100%" style:text-line-through-style="none" style:text-line-through-type="none" style:font-name="Trebuchet MS" fo:font-size="11pt" style:text-underline-style="none" fo:font-weight="normal" style:text-blinking="false"/>
    </style:style>
    <style:style style:name="T3" style:family="text">
      <style:text-properties fo:font-variant="normal" fo:text-transform="none" fo:color="#000099" loext:opacity="100%" style:text-line-through-style="none" style:text-line-through-type="none" style:font-name="Trebuchet MS" fo:font-size="11pt" fo:font-style="normal" style:text-underline-style="none" fo:font-weight="normal" style:text-blinking="false"/>
    </style:style>
    <style:style style:name="T4" style:family="text">
      <style:text-properties fo:color="#000090" loext:opacity="100%"/>
    </style:style>
    <style:style style:name="T5" style:family="text">
      <style:text-properties fo:color="#000090" loext:opacity="100%" style:font-name="Trebuchet MS" fo:font-size="14pt" fo:font-style="italic" style:text-underline-style="solid" style:text-underline-width="auto" style:text-underline-color="font-color"/>
    </style:style>
    <style:style style:name="T6" style:family="text">
      <style:text-properties fo:color="#000090" loext:opacity="100%" style:text-line-through-style="none" style:text-line-through-type="none" style:text-underline-style="none" style:text-blinking="false"/>
    </style:style>
    <style:style style:name="T7" style:family="text">
      <style:text-properties fo:font-style="italic"/>
    </style:style>
    <style:style style:name="T8" style:family="text">
      <style:text-properties fo:font-style="italic" style:text-underline-style="solid" style:text-underline-width="auto" style:text-underline-color="font-color" fo:font-weight="bold"/>
    </style:style>
    <style:style style:name="T9" style:family="text">
      <style:text-properties style:font-name="Trebuchet MS"/>
    </style:style>
    <style:style style:name="T10" style:family="text">
      <style:text-properties style:font-name="Trebuchet MS" fo:font-weight="bold"/>
    </style:style>
    <style:style style:name="T11" style:family="text">
      <style:text-properties style:font-name="Trebuchet MS" fo:font-size="10pt"/>
    </style:style>
    <style:style style:name="T12" style:family="text">
      <style:text-properties style:font-name="Trebuchet MS" fo:font-size="10pt" fo:font-weight="bold"/>
    </style:style>
    <style:style style:name="T13" style:family="text">
      <style:text-properties style:font-name="Trebuchet MS" fo:font-size="10pt" fo:font-weight="normal"/>
    </style:style>
    <style:style style:name="T14" style:family="text">
      <style:text-properties style:font-name="Trebuchet MS" fo:font-size="12pt"/>
    </style:style>
    <style:style style:name="T15" style:family="text">
      <style:text-properties style:font-name="Trebuchet MS" fo:font-size="12pt" fo:font-weight="bold"/>
    </style:style>
    <style:style style:name="T16" style:family="text">
      <style:text-properties style:font-name="Trebuchet MS" fo:font-size="12pt" fo:font-style="italic"/>
    </style:style>
    <style:style style:name="T17" style:family="text">
      <style:text-properties style:font-name="Trebuchet MS" fo:font-size="12pt" fo:font-style="italic" fo:font-weight="bold"/>
    </style:style>
    <style:style style:name="T18" style:family="text">
      <style:text-properties style:font-name="Trebuchet MS" fo:font-size="12pt" style:text-underline-style="solid" style:text-underline-width="auto" style:text-underline-color="font-color"/>
    </style:style>
    <style:style style:name="T19" style:family="text">
      <style:text-properties style:font-name="Trebuchet MS" fo:font-size="12pt" style:text-underline-style="solid" style:text-underline-width="auto" style:text-underline-color="font-color" fo:font-weight="bold"/>
    </style:style>
    <style:style style:name="T20" style:family="text">
      <style:text-properties style:font-name="Trebuchet MS" fo:font-size="12pt" fo:font-weight="normal"/>
    </style:style>
    <style:style style:name="T21" style:family="text">
      <style:text-properties style:font-name="Trebuchet MS" fo:font-size="9pt" fo:language="fr" fo:country="CA" fo:font-weight="bold"/>
    </style:style>
    <style:style style:name="T22" style:family="text">
      <style:text-properties style:font-name="Trebuchet MS" fo:font-size="9.5pt"/>
    </style:style>
    <style:style style:name="T23" style:family="text">
      <style:text-properties style:font-name="Trebuchet MS" fo:font-size="9.5pt" fo:font-weight="bold"/>
    </style:style>
    <style:style style:name="T24" style:family="text">
      <style:text-properties style:font-name="Trebuchet MS" fo:font-size="10.5pt"/>
    </style:style>
    <style:style style:name="T25" style:family="text">
      <style:text-properties style:font-name="Trebuchet MS" fo:font-size="10.5pt" fo:font-weight="bold"/>
    </style:style>
    <style:style style:name="T26" style:family="text">
      <style:text-properties style:font-name="Trebuchet MS" fo:font-size="11pt"/>
    </style:style>
    <style:style style:name="T27" style:family="text">
      <style:text-properties style:font-name="Trebuchet MS" fo:font-size="11pt" fo:font-weight="bold"/>
    </style:style>
    <style:style style:name="T28" style:family="text">
      <style:text-properties style:font-name="Calibri" fo:font-size="12pt" fo:font-style="italic" fo:font-weight="normal"/>
    </style:style>
    <style:style style:name="T29" style:family="text">
      <style:text-properties style:font-name="Calibri" fo:font-size="12pt" fo:font-weight="normal"/>
    </style:style>
    <style:style style:name="T30" style:family="text">
      <style:text-properties style:font-name="Calibri" fo:font-size="11pt" fo:font-style="italic" fo:font-weight="normal"/>
    </style:style>
    <style:style style:name="T31" style:family="text">
      <style:text-properties style:font-name="Calibri" fo:font-size="10pt"/>
    </style:style>
    <style:style style:name="T32" style:family="text">
      <style:text-properties fo:color="#000000" loext:opacity="100%"/>
    </style:style>
    <style:style style:name="T33" style:family="text">
      <style:text-properties fo:color="#000000" loext:opacity="100%" style:font-name="Trebuchet MS"/>
    </style:style>
    <style:style style:name="T34" style:family="text">
      <style:text-properties fo:color="#000000" loext:opacity="100%" style:font-name="Trebuchet MS" fo:font-size="12pt"/>
    </style:style>
    <style:style style:name="T35" style:family="text">
      <style:text-properties fo:color="#000000" loext:opacity="100%" style:font-name="Trebuchet MS" fo:font-size="9pt" fo:font-style="italic"/>
    </style:style>
    <style:style style:name="T36" style:family="text">
      <style:text-properties fo:color="#000000" loext:opacity="100%" style:font-name="Times" fo:font-size="10pt"/>
    </style:style>
    <style:style style:name="T37" style:family="text">
      <style:text-properties fo:font-weight="bold"/>
    </style:style>
    <style:style style:name="T38" style:family="text">
      <style:text-properties fo:color="#000080" loext:opacity="100%" style:font-name="Times" fo:font-size="10pt"/>
    </style:style>
    <style:style style:name="T39" style:family="text">
      <style:text-properties fo:color="#000080" loext:opacity="100%" style:font-name="Trebuchet MS" fo:font-size="12pt" fo:font-weight="bold"/>
    </style:style>
    <style:style style:name="T40" style:family="text">
      <style:text-properties style:font-name="Times" fo:font-weight="bold"/>
    </style:style>
    <style:style style:name="T41" style:family="text">
      <style:text-properties fo:font-size="10pt"/>
    </style:style>
    <style:style style:name="T42" style:family="text">
      <style:text-properties fo:font-size="10pt" fo:font-weight="normal"/>
    </style:style>
    <style:style style:name="T43" style:family="text">
      <style:text-properties fo:color="#ff6600" loext:opacity="100%" style:font-name="Trebuchet MS" fo:font-size="12pt" fo:font-weight="bold"/>
    </style:style>
    <style:style style:name="T44" style:family="text">
      <style:text-properties fo:color="#008000" loext:opacity="100%" style:font-name="Trebuchet MS" fo:font-size="12pt" fo:font-weight="bold"/>
    </style:style>
    <style:style style:name="T45" style:family="text">
      <style:text-properties fo:color="#ff9900" loext:opacity="100%" style:font-name="Trebuchet MS" fo:font-size="12pt" fo:font-weight="bold"/>
    </style:style>
    <style:style style:name="T46" style:family="text">
      <style:text-properties fo:color="#0000ff" loext:opacity="100%" style:font-name="Trebuchet MS" fo:font-size="10pt" style:text-underline-style="solid" style:text-underline-width="auto" style:text-underline-color="font-color"/>
    </style:style>
    <style:style style:name="T47" style:family="text">
      <style:text-properties fo:color="#0000ff" loext:opacity="100%" style:font-name="Trebuchet MS" fo:font-size="10pt" style:text-underline-style="solid" style:text-underline-width="auto" style:text-underline-color="font-color" fo:font-weight="bold"/>
    </style:style>
    <style:style style:name="T48" style:family="text">
      <style:text-properties fo:color="#0000ff" loext:opacity="100%" style:font-name="Trebuchet MS" fo:font-size="12pt" fo:font-weight="bold"/>
    </style:style>
    <style:style style:name="T49" style:family="text">
      <style:text-properties fo:color="#0000ff" loext:opacity="100%" style:font-name="Trebuchet MS" fo:font-size="12pt" style:text-underline-style="solid" style:text-underline-width="auto" style:text-underline-color="font-color"/>
    </style:style>
    <style:style style:name="T50" style:family="text">
      <style:text-properties fo:color="#0000ff" loext:opacity="100%" style:font-name="Trebuchet MS" fo:font-size="12pt" style:text-underline-style="solid" style:text-underline-width="auto" style:text-underline-color="font-color" fo:font-weight="bold"/>
    </style:style>
    <style:style style:name="T51" style:family="text">
      <style:text-properties fo:color="#0000ff" loext:opacity="100%" style:font-name="Trebuchet MS" fo:font-size="11pt" style:text-underline-style="solid" style:text-underline-width="auto" style:text-underline-color="font-color"/>
    </style:style>
    <style:style style:name="T52" style:family="text">
      <style:text-properties fo:color="#0000ff" loext:opacity="100%" style:text-line-through-style="none" style:text-line-through-type="none" style:font-name="Trebuchet MS" fo:font-size="11pt" style:text-underline-style="none" style:text-blinking="false"/>
    </style:style>
    <style:style style:name="T53" style:family="text">
      <style:text-properties fo:color="#800080" loext:opacity="100%" style:font-name="Trebuchet MS" fo:font-size="12pt" fo:font-weight="bold"/>
    </style:style>
    <style:style style:name="T54" style:family="text">
      <style:text-properties fo:color="#000099" loext:opacity="100%"/>
    </style:style>
    <style:style style:name="T55" style:family="text">
      <style:text-properties fo:color="#000099" loext:opacity="100%" style:font-name="Trebuchet MS"/>
    </style:style>
    <style:style style:name="T56" style:family="text">
      <style:text-properties fo:color="#000099" loext:opacity="100%" style:font-name="Trebuchet MS" fo:font-weight="bold"/>
    </style:style>
    <style:style style:name="T57" style:family="text">
      <style:text-properties fo:color="#000099" loext:opacity="100%" style:font-name="Trebuchet MS" fo:font-size="12pt"/>
    </style:style>
    <style:style style:name="T58" style:family="text">
      <style:text-properties fo:color="#000099" loext:opacity="100%" style:font-name="Trebuchet MS" fo:font-size="12pt" fo:font-weight="normal"/>
    </style:style>
    <style:style style:name="T59" style:family="text">
      <style:text-properties fo:color="#000099" loext:opacity="100%" style:font-name="Trebuchet MS" fo:font-size="14pt" fo:font-weight="bold"/>
    </style:style>
    <style:style style:name="T60" style:family="text">
      <style:text-properties fo:color="#000099" loext:opacity="100%" style:font-name="Trebuchet MS" fo:font-size="10pt"/>
    </style:style>
    <style:style style:name="T61" style:family="text">
      <style:text-properties fo:color="#000099" loext:opacity="100%" style:font-name="Trebuchet MS" fo:font-size="10pt" fo:font-weight="bold"/>
    </style:style>
    <style:style style:name="T62" style:family="text">
      <style:text-properties fo:color="#000099" loext:opacity="100%" style:font-name="Trebuchet MS" fo:font-size="10pt" fo:font-weight="normal"/>
    </style:style>
    <style:style style:name="T63" style:family="text">
      <style:text-properties fo:color="#000099" loext:opacity="100%" style:font-name="Trebuchet MS" fo:font-size="10pt" style:rfc-language-tag="uz-Latn-UZ" fo:language="uz" fo:script="Latn" fo:country="UZ" style:text-underline-style="solid" style:text-underline-width="auto" style:text-underline-color="font-color"/>
    </style:style>
    <style:style style:name="T64" style:family="text">
      <style:text-properties fo:color="#000099" loext:opacity="100%" style:font-name="Trebuchet MS" fo:font-size="11pt"/>
    </style:style>
    <style:style style:name="T65" style:family="text">
      <style:text-properties fo:color="#000099" loext:opacity="100%" style:font-name="Trebuchet MS" fo:font-size="11pt" fo:font-weight="normal"/>
    </style:style>
    <style:style style:name="T66" style:family="text">
      <style:text-properties style:font-name="Liberation Serif1" fo:font-size="12pt"/>
    </style:style>
    <style:style style:name="T67" style:family="text">
      <style:text-properties style:font-name="Arial" fo:font-size="10.5pt"/>
    </style:style>
    <style:style style:name="T68" style:family="text">
      <style:text-properties fo:color="#ff0000" loext:opacity="100%" style:font-name="Trebuchet MS"/>
    </style:style>
    <style:style style:name="T69" style:family="text">
      <style:text-properties fo:color="#333333" loext:opacity="100%" style:font-name="Trebuchet MS" fo:font-size="11pt" fo:font-weight="bold"/>
    </style:style>
    <style:style style:name="T70" style:family="text">
      <style:text-properties fo:color="#6264a7" loext:opacity="100%" style:font-name="Trebuchet MS" fo:font-size="11pt" style:text-underline-style="solid" style:text-underline-width="auto" style:text-underline-color="font-color"/>
    </style:style>
    <style:style style:name="T71" style:family="text">
      <style:text-properties fo:color="#17365d" loext:opacity="100%"/>
    </style:style>
    <style:style style:name="T72" style:family="text">
      <style:text-properties fo:color="#17365d" loext:opacity="100%" style:font-name="Trebuchet MS" fo:font-size="8pt" fo:language="en" fo:country="US"/>
    </style:style>
    <style:style style:name="T73" style:family="text">
      <style:text-properties fo:color="#17365d" loext:opacity="100%" style:font-name="Trebuchet MS" fo:font-size="7.5pt" fo:font-style="italic"/>
    </style:style>
    <style:style style:name="T74" style:family="text">
      <style:text-properties fo:color="#17365d" loext:opacity="100%" style:font-name="Times New Roman" fo:font-size="7.5pt" fo:font-style="italic"/>
    </style:style>
    <style:style style:name="T75" style:family="text">
      <style:text-properties fo:color="#000080" loext:opacity="100%" style:font-name="Trebuchet MS" fo:font-size="10pt"/>
    </style:style>
    <style:style style:name="T76" style:family="text">
      <style:text-properties fo:color="#000080" loext:opacity="100%" style:font-name="Trebuchet MS" fo:font-size="11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row>
          <table:table-cell table:style-name="Table1.A1" office:value-type="string">
            <text:p text:style-name="P10">La lettre de l’ACAT Mai 2024 </text:p>
            <text:p text:style-name="P11"><text:span text:style-name="T4">–</text:span><text:span text:style-name="T1">                 </text:span><text:span text:style-name="T5">actions et prière- </text:span></text:p>
            <text:p text:style-name="P11"><text:span text:style-name="T4">–</text:span><text:span text:style-name="T1">                 </text:span><text:span text:style-name="T6"> </text:span></text:p>
            <text:h text:style-name="P7" text:outline-level="5"><text:span text:style-name="T32">            </text:span>     <text:span text:style-name="T30">« </text:span><text:span text:style-name="T28">Viens des quatre vents, esprit !<text:line-break/>Souffle sur ces morts, et qu’ils vivent ! »                             </text:span><text:span text:style-name="T29">(Ez 37, 1-14)</text:span></text:h>
          </table:table-cell>
        </table:table-row>
        <table:table-row>
          <table:table-cell table:style-name="Table1.A2" office:value-type="string">
            <text:p text:style-name="P16"><text:span text:style-name="T37">Chers et chères destinataires de La Lettre</text:span>, </text:p>
            <text:p text:style-name="P22"> </text:p>
            <text:p text:style-name="P25"><text:span text:style-name="T31">---</text:span><text:span text:style-name="Strong_20_Emphasis"><text:span text:style-name="T38"> </text:span></text:span><text:span text:style-name="T39">En ce mois de mai, nous adressons à tous nos souhaits pour une joyeuse Pentecôte 2024, même si celle-ci ne sera fêtée que dans un mois par nos amis orthodoxes. </text:span></text:p>
            <text:p text:style-name="P27"> <text:span text:style-name="T15">Les orthodoxes ne sont pas en reste en notre sein, puisque l’Institut Saint -Jean de Bruxelles nous propose un nouveau cycle de conférences, dont les dates sont reproduites </text:span><text:span text:style-name="T17">infra </text:span><text:span text:style-name="T15">dans le corps du texte. </text:span></text:p>
            <text:p text:style-name="P25"><text:span text:style-name="T43">Accueillez l’Esprit saint </text:span><text:span text:style-name="T44">et participez en nombre à la </text:span><text:a xlink:type="simple" xlink:href="https://nuitdesveilleurs.fr/fr/" text:style-name="Internet_20_link" text:visited-style-name="Visited_20_Internet_20_Link"><text:span text:style-name="T39">Nuit des Veilleurs</text:span></text:a><text:span text:style-name="T44"> </text:span><text:span text:style-name="T15">et que nos </text:span><text:span text:style-name="T45">prières à l'unisson portent des fruits</text:span><text:span text:style-name="T43">!</text:span><text:span text:style-name="T48">!</text:span><text:span text:style-name="T53">!</text:span></text:p>
            <text:p text:style-name="P28">Merci de votre infaillible soutien et de vos prières !</text:p>
            <text:p text:style-name="P28">Je me tiens à votre disposition pour toute question.</text:p>
            <text:p text:style-name="P28">Cordialement, et belle Pentecôte à vous </text:p>
            <text:p text:style-name="P22"> </text:p>
            <text:p text:style-name="P16">Cécile Auriol (pour l’ACAT-Belgique) </text:p>
            <text:p text:style-name="P22"> </text:p>
          </table:table-cell>
        </table:table-row>
        <table:table-row>
          <table:table-cell table:style-name="Table1.A3" office:value-type="string">
            <text:p text:style-name="P30">Actions du mois </text:p>
          </table:table-cell>
        </table:table-row>
        <table:table-row>
          <table:table-cell table:style-name="Table1.A4" office:value-type="string">
            <text:p text:style-name="P38"><text:span text:style-name="T54"> </text:span><text:span text:style-name="T59">Afrique du sud                                         </text:span><text:span text:style-name="T21">(</text:span><text:span text:style-name="T35">Amnesty)</text:span></text:p>
          </table:table-cell>
        </table:table-row>
        <table:table-row>
          <table:table-cell table:style-name="Table1.A5" office:value-type="string">
            <text:p text:style-name="P17">Les membres d’AbM sont déterminés à améliorer les conditions de vie des communautés pauvres qui continuent d’être privées de leurs droits humains, tels que le droit à un logement convenable, à l’eau et à des installations sanitaires. La défenseure <text:span text:style-name="T37">Nomsa Sizani</text:span> -ancienne secrétaire générale d’Abahlali baseMjondolo (AbM) et déjà éprouvée par des « représailles » qui ont ôté la vie à son fils Samuel - est visée par une campagne d’intimidation et des menaces de mort.</text:p>
          </table:table-cell>
        </table:table-row>
        <table:table-row>
          <table:table-cell table:style-name="Table1.A3" office:value-type="string">
            <text:p text:style-name="P35"> </text:p>
            <text:p text:style-name="P23"><text:a xlink:type="simple" xlink:href="https://raw.githubusercontent.com/Nicolas-Grosjean/acat/main/2024/05/AfS_2024_05_cas.pdf" text:style-name="Internet_20_link" text:visited-style-name="Visited_20_Internet_20_Link"><text:span text:style-name="T75">Voici l’exposé du cas</text:span></text:a><text:span text:style-name="T60"> et </text:span><text:a xlink:type="simple" xlink:href="https://github.com/Nicolas-Grosjean/acat/raw/main/2024/05/AfS_2024_05_lettre.docx" text:style-name="Internet_20_link" text:visited-style-name="Visited_20_Internet_20_Link"><text:span text:style-name="T75">la lettre y afférente</text:span></text:a><text:span text:style-name="T60">, à adresser au Président </text:span><text:span text:style-name="T67">Cyril Ramaphosa</text:span></text:p>
            <text:p text:style-name="P35"> </text:p>
          </table:table-cell>
        </table:table-row>
        <table:table-row>
          <table:table-cell table:style-name="Table1.A7" office:value-type="string">
            <text:p text:style-name="P36">      </text:p>
            <text:p text:style-name="P13"><text:span text:style-name="T59">Azerbaïdjan                                         </text:span><text:span text:style-name="T54"> </text:span><text:span text:style-name="T60">(</text:span><text:span text:style-name="T35">Obs-Defenders.org)</text:span></text:p>
          </table:table-cell>
        </table:table-row>
        <table:table-row>
          <table:table-cell table:style-name="Table1.A8" office:value-type="string">
            <text:p text:style-name="P12"><text:span text:style-name="T22">Un observateur des droits humains indépendant, </text:span><text:span text:style-name="T23">victime d’une détention arbitraire :l</text:span><text:span text:style-name="T24">e défenseur </text:span><text:span text:style-name="T25">Anar Mammadl</text:span><text:span text:style-name="T24">i a été forcé de monter dans une voiture dans l'après-midi du 29 avril 2024 et sitôt placé en détention à Bakou.  Le gouvernement, aux abois, fait tout pour éradiquer la dissidence, paralyser toutes les activités en faveur des droits humains, à quelques encablures de la Conférence des Nations Unies sur le changement climatique, la COP29, que le pays accueille en novembre 2024</text:span></text:p>
          </table:table-cell>
        </table:table-row>
        <table:table-row>
          <table:table-cell table:style-name="Table1.A3" office:value-type="string">
            <text:p text:style-name="P40"><text:a xlink:type="simple" xlink:href="https://raw.githubusercontent.com/Nicolas-Grosjean/acat/main/2024/05/Azerb_2024_05_cas.pdf" text:style-name="Internet_20_link" text:visited-style-name="Visited_20_Internet_20_Link"><text:span text:style-name="T76">Exposé du cas</text:span></text:a><text:span text:style-name="T64">  et </text:span><text:a xlink:type="simple" xlink:href="https://github.com/Nicolas-Grosjean/acat/raw/main/2024/05/Azerb_2024_05_Mammadli_letter.docx" text:style-name="Internet_20_link" text:visited-style-name="Visited_20_Internet_20_Link"><text:span text:style-name="T76">lettre correspondante</text:span></text:a><text:span text:style-name="T64"> à envoyer au président </text:span><text:span text:style-name="T11">Ilham ALIYEV, au pouvoir depuis 2003-.</text:span></text:p>
            <text:p text:style-name="P37"> </text:p>
          </table:table-cell>
        </table:table-row>
        <table:table-row>
          <table:table-cell table:style-name="Table1.A4" office:value-type="string">
            <text:p text:style-name="P14"><text:span text:style-name="T61">Action transcontinentale</text:span><text:span text:style-name="T54"> </text:span><text:span text:style-name="T56">Gambie (</text:span><text:span text:style-name="T61">AU_Eur / Acat Allemagne, suivant une initiative de l’ONG Terre des femmes)</text:span></text:p>
            <text:p text:style-name="P22"> </text:p>
          </table:table-cell>
        </table:table-row>
        <table:table-row>
          <table:table-cell table:style-name="Table1.A5" office:value-type="string">
            <text:p text:style-name="P26"><text:span text:style-name="T12">Rappel de notre </text:span><text:a xlink:type="simple" xlink:href="https://github.com/Nicolas-Grosjean/acat/raw/main/2024/05/English_Gambia_2024_05_lettre.docx" text:style-name="Internet_20_link" text:visited-style-name="Visited_20_Internet_20_Link"><text:span text:style-name="T47">dernière action </text:span></text:a><text:span text:style-name="T60">qui concerne les mutilations génitales féminines, initiée par Terre de Femmes en Allemagne, et reprise par l'ACAT </text:span></text:p>
          </table:table-cell>
        </table:table-row>
        <table:table-row>
          <table:table-cell table:style-name="Table1.A5" office:value-type="string">
            <text:p text:style-name="P26"><text:span text:style-name="T60">Voici </text:span><text:span text:style-name="T46">l’exposé du cas</text:span><text:span text:style-name="T60"> et la </text:span><text:a xlink:type="simple" xlink:href="https://github.com/Nicolas-Grosjean/acat/raw/main/2024/05/English_Gambia_2024_05_lettre.docx" text:style-name="Internet_20_link" text:visited-style-name="Visited_20_Internet_20_Link"><text:span text:style-name="T75">lettre y afférente,</text:span></text:a><text:span text:style-name="T60"> à adresser à M. Adama Barrow </text:span></text:p>
          </table:table-cell>
        </table:table-row>
        <table:table-row>
          <table:table-cell table:style-name="Table1.A13" office:value-type="string">
            <text:h text:style-name="P1" text:outline-level="1"><text:span text:style-name="T65">Retrouvez le travail de notre partenaire Prison Insider et la série </text:span><text:a xlink:type="simple" xlink:href="https://www.prison-insider.com/en/articles/changer-d-echelle" text:style-name="Internet_20_link" text:visited-style-name="Visited_20_Internet_20_Link"><text:span text:style-name="T2">“</text:span></text:a><text:a xlink:type="simple" xlink:href="https://www.prison-insider.com/en/articles/changer-d-echelle" text:style-name="Internet_20_link" text:visited-style-name="Visited_20_Internet_20_Link"><text:span text:style-name="T3">Changer d’échelle”</text:span></text:a><text:span text:style-name="T65"> Perspectives critiques sur la détention à taille humaine. </text:span></text:h>
            <text:h text:style-name="P2" text:outline-level="1"><text:span text:style-name="T62">Par exemple : en Belgique</text:span><text:span text:style-name="T54"> </text:span><text:span text:style-name="T62">: approches entrecroisées : « Deux prisons, deux directrices, un entretien » car ,n</text:span><text:span text:style-name="T60">on loin de la frontière belgo-néerlandaise se trouve le centre pénitentiaire école (CPE) d’Hoogstraten, établissement ouvert doté d’un système en lien étroit avec l’extérieur, installé dans un château du XIXe</text:span><text:span text:style-name="T54"> </text:span><text:span text:style-name="T60">siècle. Pour y être affectés, les détenus doivent avoir un profil à faible risque et reconnus médicalement aptes au travail et à l'éducation. À deux</text:span><text:span text:style-name="T54"> </text:span><text:span text:style-name="T60">heures d’Hoogstraten, Courtrai a accueilli, en</text:span><text:span text:style-name="T54"> </text:span><text:span text:style-name="T60">2022, la première maison de détention du pays…</text:span></text:h>
            <text:p text:style-name="P8"><text:span text:style-name="T64">Également, puisque les élections approchent :</text:span><text:a xlink:type="simple" xlink:href="https://www.prison-insider.com/articles/belgique-les-obstacles-au-droit-de-vote-des-personnes-incarcerees?referrer=%2F" text:style-name="Internet_20_link" text:visited-style-name="Visited_20_Internet_20_Link"><text:span text:style-name="T51">https://www.prison-insider.com/articles/belgique-les-obstacles-au-droit-de-vote-des-personnes-incarcerees?referrer=%2F</text:span></text:a></text:p>
            <text:h text:style-name="P3" text:outline-level="1"> </text:h>
          </table:table-cell>
        </table:table-row>
        <table:table-row>
          <table:table-cell table:style-name="Table1.A5" office:value-type="string">
            <text:p text:style-name="P41">Actualités de la FIACAT</text:p>
          </table:table-cell>
        </table:table-row>
        <table:table-row>
          <table:table-cell table:style-name="Table1.A4" office:value-type="string">
            <text:p text:style-name="P18">Au mois de juin 2024 se tiendra le Conseil international de la FIACAT, dont les enjeux sont particulièrement considérables, puisqu’il s’agit de renouveler cette année à la fois les membres du bureau international, et le président de la Fédération … </text:p>
            <text:p text:style-name="P47"><text:span text:style-name="T26">L’ACAT Congo, la Coalition congolaise contre la peine de mort, l’Association pour les Droits de l'Homme et l'Univers Carcéral (ADHUC), la Fédération internationale des ACAT (FIACAT), la Coalition mondiale contre la peine de mort et le Consortium United Against Torture appellent le Gouvernement congolais à parachever les processus d’adhésion à deux traités onusiens : le Deuxième protocole facultatif se rapportant au Pacte international relatif aux droits civils et politiques, visant à abolir la peine de mort et le Protocole facultatif se rapportant à la Convention contre la torture et autres peines ou traitements cruels, inhumains ou dégradants.  Nos organisations exhortent les autorités congolaises à : achever les processus d’adhésion en cours à l’OP2-PIDCP et à l’OPCAT, en déposant les instruments d’adhésion au Secrétariat des Nations unies ; garantir l’accès des lieux de détention à la société civile, en facilitant notamment la délivrance d’autorisations de visites aux organisations à l’instar de l’ACAT Congo.</text:span></text:p>
            <text:p text:style-name="P24"><text:span text:style-name="T26">L’intégralité du communiqué de presse est sur le site de la FIACAT </text:span><text:span text:style-name="T27">: </text:span><text:a xlink:type="simple" xlink:href="https://www.fiacat.org/presse/3203-communique-appel-aux-autorites-congolaises-pour-securiser-l-abolition-de-la-peine-de-mort-et-prevenir-la-torture-dans-les-lieux-de-privation-de-liberte" text:style-name="Internet_20_link" text:visited-style-name="Visited_20_Internet_20_Link"><text:span text:style-name="T51">https://www.fiacat.org/presse/3203-communique-appel-aux-autorites-congolaises-pour-securiser-l-abolition-de-la-peine-de-mort-et-prevenir-la-torture-dans-les-lieux-de-privation-de-liberte</text:span></text:a><text:span text:style-name="T66"> </text:span></text:p>
            <text:p text:style-name="P9"> <text:span text:style-name="T26">Mais surtout, à  la suite de la levée du moratoire sur les exécutions par les autorités congolaises, nous vous soumettons la pétition ci-dessous « Ensemble, disons non aux exécutions des condamnés à mort en RDC », à l’initiative de la Coalition congolaise contre la peine de mort (dont est membre l’ACAT RDC), la FIACAT et ECPM.</text:span></text:p>
            <text:p text:style-name="P19">N’hésitez pas à la diffuser dans vos réseaux !</text:p>
            <text:p text:style-name="P9"> <text:span text:style-name="T26">Pour la signer en votre nom propre et/ou au nom de votre ACAT :</text:span><text:span text:style-name="T66"> </text:span><text:a xlink:type="simple" xlink:href="https://www.change.org/p/ensemble-disons-non-aux-exécutions-des-condamnés-a-mort-en-rdc?recruiter=1335887688&amp;recruited_by_id=6a861980-f35f-11ee-a798-65f951d2b5f9&amp;utm_source=share_petition&amp;utm_campaign=share_petition&amp;utm_medium=copylink&amp;utm_content=cl_sharecopy_37963552_fr-FR%3A7" text:style-name="Internet_20_link" text:visited-style-name="Visited_20_Internet_20_Link"><text:span text:style-name="T52">https://www.change.org/p/ensemble-disons-non-aux-ex%C3%A9cutions-des-condamn%C3%A9s-a-mort-en-rdc?recruiter=1335887688&amp;recruited_by_id=6a861980-f35f-11ee-a798-</text:span></text:a></text:p>
            <text:p text:style-name="P9"> <text:span text:style-name="T26">Par ailleurs, le </text:span><text:a xlink:type="simple" xlink:href="https://www.fiacat.org/publications/rapports-annuels/3215-rapport-d-activite-de-la-fiacat-2023" text:style-name="Internet_20_link" text:visited-style-name="Visited_20_Internet_20_Link"><text:span text:style-name="T26">Rapport d'activités de la FIACAT 2023 est ici!</text:span></text:a></text:p>
            <text:p text:style-name="P45"> </text:p>
          </table:table-cell>
        </table:table-row>
        <table:table-row>
          <table:table-cell table:style-name="Table1.A16" office:value-type="string">
            <text:p text:style-name="P43">Rappel mensuel aux Acatiens</text:p>
          </table:table-cell>
        </table:table-row>
        <table:table-row>
          <table:table-cell table:style-name="Table1.A13" office:value-type="string">
            <text:p text:style-name="P48"><text:span text:style-name="T33">L’argent est nécessaire à la lutte contre la torture. Nous demandons à ceux et celles qui auraient oublié, de bien vouloir régler leurs cotisations pour la nouvelle année; </text:span><text:span text:style-name="T68">30€ (40 € pour les couples), sur le compte : CCP BE07 7765 9456 8166</text:span><text:span text:style-name="T32"> </text:span><text:span text:style-name="T33">en précisant bien NOMS et ADRESSES, sur le bordereau de versement ou lors de l’introduction des coordonnées bancaires. </text:span></text:p>
            <text:p text:style-name="P44">Sentez-vous aussi tout à fait libres de procéder à un DON !</text:p>
          </table:table-cell>
        </table:table-row>
        <table:table-row>
          <table:table-cell table:style-name="Table1.A5" office:value-type="string">
            <text:p text:style-name="P42">AGENDA de mai 2024 </text:p>
          </table:table-cell>
        </table:table-row>
        <table:table-row>
          <table:table-cell table:style-name="Table1.A4" office:value-type="string">
            <text:p text:style-name="P50">Réservez la date de notre AG: ce sera probablement le 8 juin à 13 heures, quoique  sous réserve de modifications, et en tout cas, avec la présence du doctorant en droit des étrangers, Tom Montel. Mais vous recevrez une invitation en bonne et due forme dès que cette date sera définitivement fixée.</text:p>
            <text:p text:style-name="P47"><text:span text:style-name="T26">En attendant, ne manquez pas les conférences de printemps 3 x 2 séances en accès libre, organisées par l’institut orthodoxe Saint-Jean de Bruxelles . Le programme détaillé est le suivant :</text:span></text:p>
            <text:list xml:id="list315991716" text:style-name="L1">
              <text:list-item>
                <text:p text:style-name="P21">Samedi 18 mai 2024, 15h00-17h00: Christophe D'Aloisio, <text:span text:style-name="T7">L'unité des orthodoxes aujourd'hui</text:span> (1re partie)</text:p>
              </text:list-item>
              <text:list-item>
                <text:p text:style-name="P21">Samedi 25 mai 2024, 15h00-17h00: Christophe D'Aloisio, <text:span text:style-name="T7">L'unité des orthodoxes aujourd'hui</text:span> (2e partie)</text:p>
              </text:list-item>
              <text:list-item>
                <text:p text:style-name="P21">Samedi 1er juin 2024, <text:span text:style-name="T8">16</text:span>h00-<text:span text:style-name="T8">18</text:span>h00: Alexandra de Moffarts, <text:span text:style-name="T7">L'imaginaire de l'espace et de la vie extraterrestre - un champ pour l'exploration théologique? </text:span>(1re partie)</text:p>
              </text:list-item>
              <text:list-item>
                <text:p text:style-name="P21">Samedi 8 juin 2024, 15h00-17h00: Christos Filiotis, <text:span text:style-name="T7">Le péché originel chez les Pères de l'Église</text:span> (1re partie)</text:p>
              </text:list-item>
              <text:list-item>
                <text:p text:style-name="P21">Samedi 15 juin 2024, 15h00-17h00: Alexandra de Moffarts, <text:span text:style-name="T7">L'imaginaire de l'espace et de la vie extraterrestre - un champ pour l'exploration théologique? </text:span>(2e partie)</text:p>
              </text:list-item>
              <text:list-item>
                <text:p text:style-name="P21">Samedi 22 juin 2024, 15h00-17h00: Christos Filiotis,  <text:span text:style-name="T7">Le péché originel chez les Pères de l'Église</text:span> (2e partie)</text:p>
              </text:list-item>
            </text:list>
            <text:p text:style-name="P20">Ces conférences sont ouvertes à tou·te·s. et  par vidéoconférence.</text:p>
            <text:p text:style-name="P12"><text:span text:style-name="T69">Participez à partir de votre ordinateur, de votre application mobile ou de l’appareil de la salle </text:span><text:span text:style-name="T70">Cliquez ici pour rejoindre la réunion</text:span></text:p>
            <text:p text:style-name="P51">ID de la réunion : 356 281 727 768<text:line-break/>Code secret : nKQjNZ</text:p>
            <text:p text:style-name="P46"> </text:p>
          </table:table-cell>
        </table:table-row>
        <table:table-row>
          <table:table-cell table:style-name="Table1.A3" office:value-type="string">
            <text:p text:style-name="P49"><text:span text:style-name="T10">BONNE NOUVELLE</text:span><text:span text:style-name="T32"> </text:span><text:span text:style-name="T9">(oubliée par votre  pourtant dévouée « coordinatrice ») EN PROVENANCE de la RDC!</text:span></text:p>
            <text:p text:style-name="P39"><text:span text:style-name="T32"> </text:span><text:span text:style-name="T34">L’ACAT France a annoncé mi mars  2024 la libération du j</text:span><text:span text:style-name="T14">ournaliste </text:span><text:span text:style-name="T15">Stanis Bujakera Tshiamala</text:span><text:span text:style-name="T14">, qui avait été condamné à 6 mois de prison en République démocratique du Congo. Les autorités lui reprochaient la publication d’une note des services de renseignements, qu’elles affirment être un faux. En fait, le document était authentique. Le procès bâclé de l’affaire a gravement porté atteinte à la liberté de la presse. L’ACAT-Belgique, qui, sous l’égide de l’ACAT France (AU de février 2024), s’était mobilisée pour lui, se réjouit de sa libération. </text:span><text:span text:style-name="T36"> </text:span></text:p>
          </table:table-cell>
        </table:table-row>
        <table:table-row>
          <table:table-cell table:style-name="Table1.A2" office:value-type="string">
            <text:p text:style-name="P36"> </text:p>
          </table:table-cell>
        </table:table-row>
        <table:table-row>
          <table:table-cell table:style-name="Table1.A22" office:value-type="string">
            <text:p text:style-name="P22"> </text:p>
            <text:p text:style-name="P31">INCONTOURNABLE !</text:p>
            <text:p text:style-name="P36"> </text:p>
          </table:table-cell>
        </table:table-row>
        <table:table-row>
          <table:table-cell table:style-name="Table1.A22" office:value-type="string">
            <text:p text:style-name="P13"><text:span text:style-name="T55">Écoutez Père Christophe d’ALOISIO sur RCF, … la voix de notre plaidoyer »</text:span> </text:p>
            <text:p text:style-name="P9"><text:span text:style-name="T15">Renouveler son regard sur les droits de l'Homme :</text:span><text:span text:style-name="T66"> </text:span><text:span text:style-name="T14">le journaliste et politiste Eddy Caekelberghs présente son ouvrage </text:span><text:span text:style-name="T16">"Créer</text:span><text:span text:style-name="T14"> </text:span><text:span text:style-name="T16">du commun - Histoire comparée des sources des droits de l'Homme" </text:span><text:span text:style-name="T14">(éd. Fondation Henri La Fontaine).</text:span><text:span text:style-name="T18"> </text:span><text:span text:style-name="T19">Visitez la page suivante: </text:span><text:a xlink:type="simple" xlink:href="https://rcf.fr/culture-et-societe/en-aparte" text:style-name="Internet_20_link" text:visited-style-name="Visited_20_Internet_20_Link"><text:span text:style-name="T50">https://rcf.fr/culture-et-societe/en-aparte</text:span></text:a></text:p>
            <text:p text:style-name="P9"> </text:p>
            <text:p text:style-name="P12"><text:span text:style-name="T10">Risque de tribalisation de la société belge : </text:span><text:span text:style-name="T9">Christophe D'Aloisio reçoit Gaël Giraud, prêtre, jésuite, directeur de recherche au CNRS (France) et collaborateur au Forum Saint-Michel et au Centre Avec (Bruxelles), pour une analyse des schèmes de fonctionnement de la société belge: comme économiste, Gaël Giraud redoute la tribalisation de la société.</text:span></text:p>
            <text:p text:style-name="P9"><text:a xlink:type="simple" xlink:href="https://www.rcf.fr/culture/en-aparte?episode=462536" text:style-name="Internet_20_link" text:visited-style-name="Visited_20_Internet_20_Link"><text:span text:style-name="T49">https://www.rcf.fr/culture/en-aparte?episode=462536</text:span></text:a></text:p>
            <text:p text:style-name="P9"> </text:p>
            <text:p text:style-name="P12"><text:span text:style-name="T9">Mais surtout, dans l’émission ESPACE EUROPE, « </text:span><text:span text:style-name="T10">La question de l'accueil de l'étranger derrière le drame de Mawda" revisite l’Affaire Mawda (versus opération Médusa), avec </text:span><text:span text:style-name="T9">Sophie Klimis, professeure de philosophie à l'UCL Louvain</text:span><text:span text:style-name="T40">. </text:span></text:p>
            <text:p text:style-name="P14"><text:span text:style-name="T10">Décillant </text:span><text:span text:style-name="T40">!</text:span></text:p>
            <text:p text:style-name="P9"> </text:p>
            <text:p text:style-name="P36"> </text:p>
          </table:table-cell>
        </table:table-row>
        <table:table-row>
          <table:table-cell table:style-name="Table1.A13" office:value-type="string">
            <text:h text:style-name="P4" text:outline-level="2">Méditer/ Prier </text:h>
            <text:h text:style-name="P6" text:outline-level="2"><text:span text:style-name="T57">Le 16 mai était la Journée internationale de lutte contre l’homophobie. </text:span><text:span text:style-name="T58">L’ACAT Belgique réprouve absolument les violences et discriminations envers les personnes exercées en raison de leur orientation sexuelle ou de leur genre. Mais c’est aussi pour beaucoup le mois de Marie...</text:span></text:h>
            <text:h text:style-name="P5" text:outline-level="2">Aussi, entendons les paroles du prophète Isaïe </text:h>
            <text:h text:style-name="P6" text:outline-level="2"><text:span text:style-name="T58">43:4 </text:span><text:span text:style-name="T54"> </text:span><text:span text:style-name="T20">"Parce que tu as du prix à mes yeux, Parce que tu es honoré et que je t'aime, Je donne des hommes à ta place, Et des peuples pour ta vie. ..</text:span><text:span text:style-name="T13">.</text:span><text:span text:style-name="T42">[</text:span><text:span text:style-name="T20">Ne crains rien, car je suis avec toi; Je ramènerai de l'orient ta race, Et je te rassemblerai de l'occident.</text:span><text:span text:style-name="T41">]</text:span> <text:span text:style-name="T20">"</text:span></text:h>
            <text:p text:style-name="P12"><text:span text:style-name="T9">ou </text:span>[<text:span text:style-name="T9">45:15</text:span>]</text:p>
            <text:p text:style-name="P15">5 Une femme oublie-t-elle l'enfant qu'elle allaite? N'a-t-elle pas pitié du fruit de ses entrailles? Quand elle l'oublierait, Moi je ne t'oublierai point.</text:p>
            <text:p text:style-name="P15">16 Voici, je t'ai gravée sur mes mains; Tes murs sont toujours devant mes yeux.</text:p>
            <text:p text:style-name="P15">17 Tes fils accourent; Ceux qui t'avaient détruite et ravagée sortiront du milieu de toi.</text:p>
            <text:p text:style-name="P15">18 Porte tes yeux alentour, et regarde: Tous ils s'assemblent, ils viennent vers toi. Je suis vivant! dit l'Éternel, Tu les revêtiras tous comme une parure, Tu t'en ceindras comme une fiancée.</text:p>
            <text:p text:style-name="P15">19 Dans tes places ravagées et désertes, Dans ton pays ruiné, Tes habitants seront désormais à l'étroit; Et ceux qui te dévoraient s'éloigneront.</text:p>
            <text:p text:style-name="P15">20 Ils répéteront à tes oreilles, Ces fils dont tu fus privée: L'espace est trop étroit pour moi; Fais-moi de la place, pour que je puisse m'établir.</text:p>
            <text:p text:style-name="P15">21 Et tu diras en ton coeur: Qui me les a engendrés? Car j'étais sans enfants, j'étais stérile. J'étais exilée, répudiée: qui les a élevés? J'étais restée seule: ceux-ci, où étaient-ils?</text:p>
            <text:p text:style-name="P15">22 Ainsi a parlé le Seigneur, l'Éternel: Voici: Je lèverai ma main vers les nations, Je dresserai ma bannière vers les peuples; Et ils ramèneront tes fils entre leurs bras, Ils porteront tes filles sur les épaules. »</text:p>
            <text:p text:style-name="P29"> </text:p>
          </table:table-cell>
        </table:table-row>
        <table:table-row>
          <table:table-cell table:style-name="Table1.A3" office:value-type="string">
            <text:p text:style-name="P22"><text:span text:style-name="T60">Retrouvez plus d’information sur le </text:span><text:a xlink:type="simple" xlink:href="http://www.acat-belgique-francophone.be/" text:style-name="Internet_20_link" text:visited-style-name="Visited_20_Internet_20_Link"><text:span text:style-name="T63">site Internet de l’ACAT</text:span></text:a></text:p>
            <text:p text:style-name="P22"><text:span text:style-name="T60">Suivez et « soutenez » </text:span><text:a xlink:type="simple" xlink:href="https://www.facebook.com/contact.acatbef/" text:style-name="Internet_20_link" text:visited-style-name="Visited_20_Internet_20_Link"><text:span text:style-name="T63">notre page Facebook</text:span></text:a></text:p>
            <text:p text:style-name="P32">Soutenez l’ACAT en faisant un don : CCP: BE07 7765 9456 8166</text:p>
          </table:table-cell>
        </table:table-row>
        <table:table-row>
          <table:table-cell table:style-name="Table1.A2" office:value-type="string">
            <text:p text:style-name="P33">Cette lettre vous est adressée en tant que membre ou sympathisant de l’ACAT Belgique.</text:p>
            <text:p text:style-name="P33">Si vous ne souhaitez plus la recevoir, merci de le signaler en répondant à ce message.</text:p>
          </table:table-cell>
        </table:table-row>
        <table:table-row>
          <table:table-cell table:style-name="Table1.A2" office:value-type="string">
            <text:p text:style-name="P34">Action des Chrétiens pour l’Abolition de la Torture, Rue Brogniez 44, 1070 Bruxelles</text:p>
          </table:table-cell>
        </table:table-row>
      </table:table>
      <text:p text:style-name="P52"> </text:p>
      <text:p text:style-name="P56"/>
      <text:p text:style-name="P53">ACAT- Belgique/ België/ Belgium Action des Chrétiens pour l'Abolition de la Torture, Rue Brogniez 44,1070 Bruxelles.</text:p>
      <text:p text:style-name="P52"><text:a xlink:type="simple" xlink:href="http://www.acat-belgique-francophone.be/" office:target-frame-name="_blank" xlink:show="new" text:style-name="Internet_20_link" text:visited-style-name="Visited_20_Internet_20_Link"><text:span text:style-name="T71"> </text:span></text:a><text:a xlink:type="simple" xlink:href="http://www.acat-belgique-francophone.be/" office:target-frame-name="_blank" xlink:show="new" text:style-name="Internet_20_link" text:visited-style-name="Visited_20_Internet_20_Link"><text:span text:style-name="T72">www.acat.be</text:span></text:a><text:span text:style-name="T72"> </text:span></text:p>
      <text:p text:style-name="P54"> </text:p>
      <text:p text:style-name="P55"><text:span text:style-name="T73">Ce mail vous est adressé en tant que membre ou sympathisant de l’ACAT Belgique. Si vous ne souhaitez plus le recevoir, merci de nous le signaler en répondant à ce message. (Règlement européen n</text:span><text:span text:style-name="T74">ᵒ</text:span><text:span text:style-name="T73">2016/679 sur la Protection des données). </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Times" svg:font-family="Times"/>
    <style:font-face style:name="Times New Roman" svg:font-family="'Times New Roman'"/>
    <style:font-face style:name="Trebuchet MS" svg:font-family="'Trebuchet MS'"/>
    <style:font-face style:name="trebuchet ms" svg:font-family="'trebuchet m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7T11:41:54.086713579</meta:creation-date>
    <dc:date>2024-05-27T11:50:46.449589499</dc:date>
    <meta:editing-duration>PT8M53S</meta:editing-duration>
    <meta:editing-cycles>1</meta:editing-cycles>
    <meta:document-statistic meta:table-count="1" meta:image-count="0" meta:object-count="0" meta:page-count="1" meta:paragraph-count="100" meta:word-count="1813" meta:character-count="11915" meta:non-whitespace-character-count="9959"/>
    <meta:generator>LibreOffice/7.3.7.2$Linux_X86_64 LibreOffice_project/30$Build-2</meta:generator>
  </office:meta>
</office:document-meta>
</file>